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tabul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abulat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T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FIPS</text:p>
          </table:table-cell>
          <table:table-cell table:style-name="ce21" office:value-type="string">
            <text:p>CountyFIPS</text:p>
          </table:table-cell>
          <table:table-cell table:style-name="ce21" office:value-type="string">
            <text:p>Population</text:p>
          </table:table-cell>
          <table:table-cell table:style-name="ce21" office:value-type="string">
            <text:p>Deaths</text:p>
          </table:table-cell>
          <table:table-cell table:style-name="ce21" office:value-type="string">
            <text:p>Med_Cost</text:p>
          </table:table-cell>
          <table:table-cell table:style-name="ce21" office:value-type="string">
            <text:p>Work_Cost</text:p>
          </table:table-cell>
          <table:table-cell table:style-name="ce21" office:value-type="string">
            <text:p>U_C_Rate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LOUCEST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54685">
            <text:p>25468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ISLE OF WIGH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38257">
            <text:p>23825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JAME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36313">
            <text:p>43631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OUTHAMPT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27827">
            <text:p>1278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YOR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449229">
            <text:p>44922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522619">
            <text:p>152261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0584.11307">
            <text:p>80584.11307</text:p>
          </table:table-cell>
          <table:table-cell table:style-name="ce22" office:value-type="float" office:value="1.700927311E7">
            <text:p>17009273.11</text:p>
          </table:table-cell>
          <table:table-cell table:style-name="ce22" office:value-type="float" office:value="6.501954855">
            <text:p>6.50195485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9164">
            <text:p>5916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976801">
            <text:p>97680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2478.84487">
            <text:p>72478.84487</text:p>
          </table:table-cell>
          <table:table-cell table:style-name="ce22" office:value-type="float" office:value="1.480096613E7">
            <text:p>14800966.13</text:p>
          </table:table-cell>
          <table:table-cell table:style-name="ce22" office:value-type="float" office:value="8.599499796">
            <text:p>8.59949979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277970">
            <text:p>127797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00673.43">
            <text:p>100673.43</text:p>
          </table:table-cell>
          <table:table-cell table:style-name="ce22" office:value-type="float" office:value="2.690078023E7">
            <text:p>26900780.23</text:p>
          </table:table-cell>
          <table:table-cell table:style-name="ce22" office:value-type="float" office:value="11.50261743">
            <text:p>11.5026174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693869">
            <text:p>1693869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51289.6433">
            <text:p>251289.6433</text:p>
          </table:table-cell>
          <table:table-cell table:style-name="ce22" office:value-type="float" office:value="4.541665687E7">
            <text:p>45416656.87</text:p>
          </table:table-cell>
          <table:table-cell table:style-name="ce22" office:value-type="float" office:value="15.11332931">
            <text:p>15.1133293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27030">
            <text:p>2703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225630">
            <text:p>22563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0432.03096">
            <text:p>20432.03096</text:p>
          </table:table-cell>
          <table:table-cell table:style-name="ce22" office:value-type="float" office:value="9001903.573">
            <text:p>9001903.573</text:p>
          </table:table-cell>
          <table:table-cell table:style-name="ce22" office:value-type="float" office:value="22.60337721">
            <text:p>22.6033772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QUO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154">
            <text:p>8415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679262">
            <text:p>67926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0485.25636">
            <text:p>80485.25636</text:p>
          </table:table-cell>
          <table:table-cell table:style-name="ce22" office:value-type="float" office:value="1.865667451E7">
            <text:p>18656674.51</text:p>
          </table:table-cell>
          <table:table-cell table:style-name="ce22" office:value-type="float" office:value="15.60517149">
            <text:p>15.6051714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66082">
            <text:p>56608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9931.6403">
            <text:p>29931.6403</text:p>
          </table:table-cell>
          <table:table-cell table:style-name="ce22" office:value-type="float" office:value="7315346.73">
            <text:p>7315346.73</text:p>
          </table:table-cell>
          <table:table-cell table:style-name="ce22" office:value-type="float" office:value="7.419419801">
            <text:p>7.41941980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3052504">
            <text:p>305250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5567.38878">
            <text:p>75567.38878</text:p>
          </table:table-cell>
          <table:table-cell table:style-name="ce22" office:value-type="float" office:value="2.271450751E7">
            <text:p>22714507.51</text:p>
          </table:table-cell>
          <table:table-cell table:style-name="ce22" office:value-type="float" office:value="4.422598627">
            <text:p>4.4225986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1389">
            <text:p>913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abulate" style:display-name="PageStyle_tabulat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